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4.59cm" table:align="center" style:writing-mode="lr-tb"/>
    </style:style>
    <style:style style:name="Taula1.A" style:family="table-column">
      <style:table-column-properties style:column-width="2.117cm"/>
    </style:style>
    <style:style style:name="Taula1.B" style:family="table-column">
      <style:table-column-properties style:column-width="2.473cm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B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style:snap-to-layout-grid="false"/>
    </style:style>
    <style:style style:name="P2" style:family="paragraph" style:parent-style-name="Header">
      <style:text-properties fo:font-size="8pt" style:font-size-asian="8pt"/>
    </style:style>
    <style:style style:name="P3" style:family="paragraph" style:parent-style-name="Header">
      <style:paragraph-properties fo:text-align="center" style:justify-single-word="false" style:snap-to-layout-gri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Header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5" style:family="paragraph" style:parent-style-name="Header">
      <style:paragraph-properties fo:text-align="center" style:justify-single-word="false" style:snap-to-layout-grid="false"/>
      <style:text-properties fo:language="fr" fo:country="FR" fo:font-weight="bold" style:font-weight-asian="bold"/>
    </style:style>
    <style:style style:name="P6" style:family="paragraph" style:parent-style-name="Header">
      <style:paragraph-properties fo:text-align="center" style:justify-single-word="false" style:snap-to-layout-grid="false"/>
      <style:text-properties fo:font-size="9pt" style:font-size-asian="9pt" style:font-weight-complex="bold"/>
    </style:style>
    <style:style style:name="P7" style:family="paragraph" style:parent-style-name="Standard">
      <style:paragraph-properties style:snap-to-layout-grid="false"/>
      <style:text-properties fo:font-size="8pt" style:font-size-asian="8pt"/>
    </style:style>
    <style:style style:name="P8" style:family="paragraph" style:parent-style-name="Standard">
      <style:paragraph-properties fo:text-align="center" style:justify-single-word="false" style:snap-to-layout-grid="false"/>
    </style:style>
    <style:style style:name="P9" style:family="paragraph" style:parent-style-name="Standard">
      <style:text-properties fo:color="#000000" style:font-name="Arial" fo:language="ca" fo:country="ES"/>
    </style:style>
    <style:style style:name="P10" style:family="paragraph" style:parent-style-name="Standard">
      <style:text-properties fo:color="#000000" style:font-name="Arial" fo:language="ca" fo:country="ES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fo:color="#000000" style:font-name="Arial" fo:language="ca" fo:country="ES" style:text-underline-style="none"/>
    </style:style>
    <style:style style:name="P12" style:family="paragraph" style:parent-style-name="Standard">
      <style:paragraph-properties fo:text-align="center" style:justify-single-word="false"/>
      <style:text-properties fo:color="#000000" style:font-name="Arial" fo:language="ca" fo:country="ES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2pt" fo:language="ca" fo:country="ES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2pt" fo:language="ca" fo:country="ES" fo:font-style="normal" officeooo:paragraph-rsid="001cab73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2pt" fo:language="ca" fo:country="ES" fo:font-style="normal" style:text-underline-style="solid" style:text-underline-width="auto" style:text-underline-color="font-color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2pt" fo:language="ca" fo:country="E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2pt" fo:language="ca" fo:country="ES" fo:font-style="normal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2pt" fo:language="ca" fo:country="ES" fo:font-style="normal" style:font-size-asian="12pt" style:font-style-asian="normal" style:font-size-complex="12pt" style:font-style-complex="normal"/>
    </style:style>
    <style:style style:name="P19" style:family="paragraph" style:parent-style-name="Title">
      <style:paragraph-properties fo:line-height="150%" fo:text-align="center" style:justify-single-word="false" style:shadow="none"/>
      <style:text-properties fo:language="ca" fo:country="ES"/>
    </style:style>
    <style:style style:name="P20" style:family="paragraph" style:parent-style-name="Title" style:master-page-name="">
      <style:paragraph-properties fo:line-height="150%" fo:text-align="center" style:justify-single-word="false" style:page-number="auto" style:shadow="none"/>
      <style:text-properties fo:language="ca" fo:country="ES"/>
    </style:style>
    <style:style style:name="P21" style:family="paragraph" style:parent-style-name="Text_20_body">
      <style:text-properties fo:color="#000000" style:font-name="Arial1" fo:font-size="12pt"/>
    </style:style>
    <style:style style:name="P22" style:family="paragraph" style:parent-style-name="Text_20_body">
      <style:text-properties fo:color="#000000" style:font-name="Arial1" fo:font-size="12pt" fo:font-weight="bold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color="#000000" style:font-name="Arial1" fo:font-size="12pt" fo:font-weight="bold" style:font-weight-asian="bold" style:font-weight-complex="bold"/>
    </style:style>
    <style:style style:name="P24" style:family="paragraph" style:parent-style-name="Text_20_body">
      <style:text-properties fo:color="#000000" style:font-name="Arial" fo:language="ca" fo:country="ES"/>
    </style:style>
    <style:style style:name="P25" style:family="paragraph" style:parent-style-name="Text_20_body">
      <style:paragraph-properties fo:text-align="start" style:justify-single-word="false"/>
      <style:text-properties fo:color="#000000" style:font-name="Arial" fo:language="ca" fo:country="ES"/>
    </style:style>
    <style:style style:name="P26" style:family="paragraph" style:parent-style-name="Text_20_body">
      <style:text-properties fo:color="#000000" style:font-name="Arial" fo:language="ca" fo:country="ES" style:text-underline-style="solid" style:text-underline-width="auto" style:text-underline-color="font-color"/>
    </style:style>
    <style:style style:name="P27" style:family="paragraph" style:parent-style-name="Text_20_body">
      <style:text-properties fo:color="#000000" style:font-name="Arial" fo:language="ca" fo:country="ES" style:text-underline-style="solid" style:text-underline-width="auto" style:text-underline-color="font-color" fo:font-weight="bold" style:font-weight-asian="bold" style:font-weight-complex="bold"/>
    </style:style>
    <style:style style:name="P28" style:family="paragraph" style:parent-style-name="Text_20_body">
      <style:paragraph-properties fo:text-align="start" style:justify-single-word="false"/>
      <style:text-properties fo:color="#000000" style:font-name="Arial" fo:language="ca" fo:country="ES"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Standard">
      <style:paragraph-properties fo:margin-left="1.249cm" fo:margin-right="0cm" fo:text-indent="0cm" style:auto-text-indent="false"/>
      <style:text-properties fo:color="#000000" style:font-name="Arial" fo:language="ca" fo:country="ES" style:text-underline-style="non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Standard" style:list-style-name="L2">
      <style:paragraph-properties fo:text-align="start" style:justify-single-word="false"/>
      <style:text-properties fo:color="#000000" style:font-name="Arial" fo:font-size="12pt" fo:language="ca" fo:country="ES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32" style:family="paragraph" style:parent-style-name="Text_20_body" style:list-style-name="L1">
      <style:text-properties fo:color="#000000" style:font-name="Arial" fo:language="ca" fo:country="ES"/>
    </style:style>
    <style:style style:name="P33" style:family="paragraph" style:parent-style-name="Heading_20_4">
      <style:paragraph-properties fo:text-align="center" style:justify-single-word="false" style:snap-to-layout-grid="false"/>
      <style:text-properties fo:font-size="8pt" fo:language="fr" fo:country="FR" style:font-size-asian="8pt" style:font-name-complex="Arial" style:font-style-complex="italic"/>
    </style:style>
    <style:style style:name="T1" style:family="text">
      <style:text-properties fo:font-size="9pt" fo:language="fr" fo:country="FR" fo:font-weight="bold" style:font-size-asian="9pt" style:font-weight-asian="bold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officeooo:rsid="001eee3a"/>
    </style:style>
    <style:style style:name="T4" style:family="text">
      <style:text-properties fo:font-size="10pt" fo:language="fr" fo:country="FR" style:font-size-asian="10pt" style:font-name-complex="Arial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0101d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896cm" draw:visible-area-height="1.002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9">UF1 – Programació amb XML</text:p>
      <text:p text:style-name="P21"/>
      <text:p text:style-name="P23">Nucli Formatiu 1 – Característiques dels llenguatges de marques</text:p>
      <text:p text:style-name="P22"/>
      <text:p text:style-name="P23">Activitat 1 - XML</text:p>
      <text:p text:style-name="P21"/>
      <text:p text:style-name="P25">Un <text:span text:style-name="T5">document XML</text:span> està format per informació i per etiquetes. Les etiquetes hi son per donar un significat al text i/o separar la informació.</text:p>
      <text:p text:style-name="P25"/>
      <text:p text:style-name="P28">Que és una etiqueta?</text:p>
      <text:p text:style-name="P24">Una etiqueta és un símbol <text:s/>que va entre el símbol “&lt;” i <text:s/>el símbol “&gt;”.</text:p>
      <text:p text:style-name="P24">Hi han 2 tipus d'etiquetes:</text:p>
      <text:list xml:id="list689624643" text:style-name="L1">
        <text:list-item>
          <text:p text:style-name="P32">etiquetes d'inici: es posen abans d'una informació. Ex: &lt;alumne&gt;</text:p>
        </text:list-item>
        <text:list-item>
          <text:p text:style-name="P32">etiquetes de final: es posen després de la informació anterior. Ex:&lt;/alumne&gt;</text:p>
        </text:list-item>
      </text:list>
      <text:p text:style-name="P24"/>
      <text:p text:style-name="P27">Que és un element?</text:p>
      <text:p text:style-name="P24">Un element està format de 3 parts</text:p>
      <text:p text:style-name="P24">La etiqueta d'inici + informació + etiqueta de final. Ex: &lt;alumne&gt;alfredo&lt;/alumne&gt;</text:p>
      <text:p text:style-name="P24"/>
      <text:p text:style-name="P24">És a dir, la etiqueta d'inici, la de final i tot el que hi hagi entre ambdues.</text:p>
      <text:p text:style-name="P24"/>
      <text:p text:style-name="P26">Que és un element buit?</text:p>
      <text:p text:style-name="P24">És un element que no té contingut. Pot tenir una etiqueta d'obertura i una altra de tancament ( exemple: &lt;a&gt;&lt;/a&gt; ) o bé només una etiqueta la qual obre i tanca l'element ( exemple: &lt;br/&gt; ).</text:p>
      <text:p text:style-name="P9"/>
      <text:p text:style-name="P10">Que és un atribut?</text:p>
      <text:p text:style-name="P9"/>
      <text:p text:style-name="P9">Un atribut és un parell “nom-valor” que es troba dins de l'etiqueta d'inici d'un element i que indica una propietat d'aquell element. El valor sempre va entre cometes.</text:p>
      <text:p text:style-name="P9">Ex: &lt;alumne <text:span text:style-name="T6">torn=”tarda”</text:span>&gt;alfredo&lt;/alumne&gt;</text:p>
      <text:p text:style-name="P9"/>
      <text:p text:style-name="P10">Estructura d'un document XML</text:p>
      <text:p text:style-name="P9"/>
      <text:p text:style-name="P9">&lt;?xml version="1.0" encoding="UTF-8"?&gt; </text:p>
      <text:p text:style-name="P9">&lt;element-arrel&gt;</text:p>
      <text:p text:style-name="P9">...</text:p>
      <text:p text:style-name="P9">&lt;/element-arrel&gt;</text:p>
      <text:p text:style-name="P9"/>
      <text:p text:style-name="P9">La primera línia és una instrucció que ha de ser la primera d'un document XML i és obligatòria. Indica la versió d'XML que estem utilitzant i la codificació dels caràcters.</text:p>
      <text:p text:style-name="P9">La segona línia és la etiqueta d'inici de l'“element arrel” dins del qual ha d'estar tota la informació. </text:p>
      <text:p text:style-name="P9"><text:soft-page-break/>L'última línia és la etiqueta de fi de l'”element arrel”. Aquest element és únic i obligatori en tot document XML.</text:p>
      <text:p text:style-name="P9"/>
      <text:p text:style-name="P9"/>
      <text:p text:style-name="P10">Jerarquia</text:p>
      <text:p text:style-name="P11">Un document de XML és jeràrquic. Dins d'un element es pot ficar un altre de forma que al final podem tenir un arbre d'elements relacionats mitjançant relacions pare-fill.</text:p>
      <text:p text:style-name="P11"/>
      <text:p text:style-name="P11">Ex:</text:p>
      <text:p text:style-name="P11">&lt;institut&gt;</text:p>
      <text:p text:style-name="P29">&lt;estudisbasics&gt;</text:p>
      <text:p text:style-name="P29"><text:tab/>&lt;ESO&gt;</text:p>
      <text:p text:style-name="P29"><text:tab/>&lt;/ESO&gt;</text:p>
      <text:p text:style-name="P29">&lt;/estudisbasics&gt;</text:p>
      <text:p text:style-name="P29">&lt;estudismedis&gt;</text:p>
      <text:p text:style-name="P29"><text:tab/>&lt;Batxillerat&gt;</text:p>
      <text:p text:style-name="P29"><text:tab/>&lt;/Batxillerat&gt;</text:p>
      <text:p text:style-name="P29"><text:tab/>&lt;Cicles&gt;</text:p>
      <text:p text:style-name="P29"><text:tab/>&lt;/Cicles&gt;</text:p>
      <text:p text:style-name="P29">&lt;/estudismedis&gt;</text:p>
      <text:p text:style-name="P29">&lt;CursPont/&gt;</text:p>
      <text:p text:style-name="P11">&lt;/institut&gt;</text:p>
      <text:p text:style-name="P9"/>
      <text:p text:style-name="P10">Caràcters reservats</text:p>
      <text:p text:style-name="P9">A XML, hi ha alguns caràcters reservats que no es poden utilitzar dins la informació, aquests caràcters cal substituir-los per entitats, que són codis especials que comencen amb el caràcter '&amp;' i que substitueixen als caràcters problemàtics.</text:p>
      <text:p text:style-name="P9"/>
      <text:p text:style-name="P12"/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30">Codi</text:p>
          </table:table-cell>
          <table:table-cell table:style-name="Taula1.B1" office:value-type="string">
            <text:p text:style-name="P30">Caràcter</text:p>
          </table:table-cell>
        </table:table-row>
        <table:table-row>
          <table:table-cell table:style-name="Taula1.A2" office:value-type="string">
            <text:p text:style-name="P30">&amp;quot;</text:p>
          </table:table-cell>
          <table:table-cell table:style-name="Taula1.B2" office:value-type="string">
            <text:p text:style-name="P30">“</text:p>
          </table:table-cell>
        </table:table-row>
        <table:table-row>
          <table:table-cell table:style-name="Taula1.A2" office:value-type="string">
            <text:p text:style-name="P30">&amp;amp;</text:p>
          </table:table-cell>
          <table:table-cell table:style-name="Taula1.B2" office:value-type="string">
            <text:p text:style-name="P30">&amp;</text:p>
          </table:table-cell>
        </table:table-row>
        <table:table-row>
          <table:table-cell table:style-name="Taula1.A2" office:value-type="string">
            <text:p text:style-name="P30">&amp;apos;</text:p>
          </table:table-cell>
          <table:table-cell table:style-name="Taula1.B2" office:value-type="string">
            <text:p text:style-name="P30">'</text:p>
          </table:table-cell>
        </table:table-row>
        <table:table-row>
          <table:table-cell table:style-name="Taula1.A2" office:value-type="string">
            <text:p text:style-name="P30">&amp;lt;</text:p>
          </table:table-cell>
          <table:table-cell table:style-name="Taula1.B2" office:value-type="string">
            <text:p text:style-name="P30">&lt;</text:p>
          </table:table-cell>
        </table:table-row>
        <table:table-row>
          <table:table-cell table:style-name="Taula1.A2" office:value-type="string">
            <text:p text:style-name="P30">&amp;gt;</text:p>
          </table:table-cell>
          <table:table-cell table:style-name="Taula1.B2" office:value-type="string">
            <text:p text:style-name="P30">&gt;</text:p>
          </table:table-cell>
        </table:table-row>
      </table:table>
      <text:p text:style-name="P12"/>
      <text:p text:style-name="P16">Seccions CDATA</text:p>
      <text:p text:style-name="P18"/>
      <text:p text:style-name="P18">Hi ha la possibilitat que qui rebi un determinat text XML no processi una part de la informació com a codi XML. Això s'aconsegueix ficant aquest tros d'informació dins una secció CDATA que té la següent sintaxi:</text:p>
      <text:p text:style-name="P18"/>
      <text:p text:style-name="P18">&lt;![CDATA [ text que no s'ha de processar ]]&gt;</text:p>
      <text:p text:style-name="P18"/>
      <text:p text:style-name="P18"><text:soft-page-break/>Això permet, per exemple, utilitzar intensivament alguns caràcters com &lt; i &gt; a dins la informació a transmetre.</text:p>
      <text:p text:style-name="P13"/>
      <text:p text:style-name="P15">Comentaris</text:p>
      <text:p text:style-name="P13">Es pot ficar un comentari a la informació que tampoc no serà processat. La sintaxi és la següent:</text:p>
      <text:p text:style-name="P14">&lt;!-- Comentari <text:s/>...................... --&gt;</text:p>
      <text:p text:style-name="P13"/>
      <text:p text:style-name="P17">Document XML ben formats</text:p>
      <text:p text:style-name="P13">Un document ben format és aquell que és sintàcticament correcte, és a dir, que no té errors de sintaxi.</text:p>
      <text:p text:style-name="P13"/>
      <text:p text:style-name="P13">Regles:</text:p>
      <text:list xml:id="list950111961" text:style-name="L2">
        <text:list-item>
          <text:p text:style-name="P31">Hi ha d'haver un únic element arrel.</text:p>
        </text:list-item>
        <text:list-item>
          <text:p text:style-name="P31">Tots els elements han de contenir etiquetes d'inici i de fi (tret els buits que poden obrir i tancar amb només una única etiqueta).</text:p>
        </text:list-item>
        <text:list-item>
          <text:p text:style-name="P31">S'han de tancar primer les etiquetes dels últims elements oberts</text:p>
        </text:list-item>
        <text:list-item>
          <text:p text:style-name="P31">Els elements son “case-sensitive” : les majúscules i minúscules importen, és a dir, &lt;a&gt; i &lt;A&gt; són etiquetes diferents.</text:p>
        </text:list-item>
        <text:list-item>
          <text:p text:style-name="P31">El nom dels elements ha de començar per lletres i poden anar seguits de números, guions o punts. Aquesta regla també val pels noms dels atributs. Hi han algunes excepcions a aquesta regla: un element/atribut també pot començar per un dels següents caràcters: els dos punts ( : ), el guió baix ( _ ). </text:p>
        </text:list-item>
        <text:list-item>
          <text:p text:style-name="P31">Un element no pot començar amb 'xml'.</text:p>
        </text:list-item>
        <text:list-item>
          <text:p text:style-name="P31">Els caràcters &lt; &gt; i &amp; <text:s/>només han d'aparèixer per delimitar les etiquetes dels elements i per utilitzar caràcters especials.</text:p>
        </text:list-item>
        <text:list-item>
          <text:p text:style-name="P31">Els atributs sempre van a les etiquetes d'inici.</text:p>
        </text:list-item>
        <text:list-item>
          <text:p text:style-name="P31">Els valors dels atributs sempre han d'anar entrecomillats ja sigui amb cometes dobles o simples.</text:p>
        </text:list-item>
      </text:list>
      <text:p text:style-name="P1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fo:language="es" fo:country="ES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s" fo:country="ES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0pt" fo:font-weight="bold" style:font-size-asian="10pt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es" fo:country="ES" style:text-underline-style="solid" style:text-underline-width="auto" style:text-underline-color="font-color" fo:font-weight="bold" style:font-size-asian="16pt" style:font-weight-asian="bold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Párrafo_20_de_20_lista" style:display-name="Párrafo de lista" style:family="paragraph" style:parent-style-name="Standard">
      <style:paragraph-properties fo:margin-left="1.27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o_20_sin_20_formato" style:display-name="Texto sin formato" style:family="paragraph" style:parent-style-name="Standard">
      <style:text-properties style:font-name="Courier New1" fo:font-family="'Courier New'" style:font-family-generic="modern" fo:font-size="10pt" fo:language="es" fo:country="ES" style:font-size-asian="10pt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1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Symbol" fo:font-family="Symbol" style:font-family-generic="roman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4" style:family="text">
      <style:text-properties style:font-name="Courier New1" fo:font-family="'Courier New'" style:font-family-generic="modern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4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4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1" fo:font-family="'Courier New'" style:font-family-generic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Fuente_20_de_20_párrafo_20_predeter." style:display-name="Fuente de párrafo predeter." style:family="text"/>
    <style:style style:name="WW8Num24z0" style:family="text">
      <style:text-properties fo:color="#000000"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Symbol" fo:font-family="Symbol" style:font-family-generic="roman" style:font-pitch="variable" style:font-charset="x-symbol"/>
    </style:style>
    <style:style style:name="WW8Num29z2" style:family="text">
      <style:text-properties fo:color="#000000" style:text-outline="false"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3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6.985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8.25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9.525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10.79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3" text:consecutive-numbering="true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5z1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7z1" text:bullet-char="">
        <style:list-level-properties text:space-before="1.905cm" text:min-label-width="0.905cm"/>
        <style:text-properties style:font-name="Symbol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space-before="0.635cm" text:min-label-width="0.90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-0.352cm" text:min-label-width="1.94cm"/>
      </text:list-level-style-number>
      <text:list-level-style-number text:level="3" style:num-suffix="." style:num-format="i">
        <style:list-level-properties text:min-label-width="2.858cm" text:min-label-distance="0.318cm" fo:text-align="end"/>
      </text:list-level-style-number>
      <text:list-level-style-number text:level="4" style:num-suffix="." style:num-format="a" style:num-letter-sync="true">
        <style:list-level-properties text:space-before="3.493cm" text:min-label-width="0.635cm"/>
      </text:list-level-style-number>
      <text:list-level-style-bullet text:level="5" text:style-name="WW8Num9z4" text:bullet-char="-">
        <style:list-level-properties text:space-before="4.763cm" text:min-label-width="0.635cm"/>
        <style:text-properties style:font-name="Arial"/>
      </text:list-level-style-bullet>
      <text:list-level-style-number text:level="6" style:num-suffix="." style:num-format="i">
        <style:list-level-properties text:min-label-width="6.668cm" text:min-label-distance="0.318cm" fo:text-align="end"/>
      </text:list-level-style-number>
      <text:list-level-style-number text:level="7" style:num-suffix="." style:num-format="1">
        <style:list-level-properties text:space-before="7.303cm" text:min-label-width="0.635cm"/>
      </text:list-level-style-number>
      <text:list-level-style-number text:level="8" style:num-suffix="." style:num-format="a" style:num-letter-sync="true">
        <style:list-level-properties text:space-before="8.573cm" text:min-label-width="0.635cm"/>
      </text:list-level-style-number>
      <text:list-level-style-number text:level="9" style:num-suffix="." style:num-format="i">
        <style:list-level-properties text:min-label-width="10.478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905cm"/>
        <style:text-properties style:font-name="Symbol"/>
      </text:list-level-style-bullet>
      <text:list-level-style-bullet text:level="2" text:style-name="WW8Num11z1" text:bullet-char="o">
        <style:list-level-properties text:space-before="0.905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4.715cm" text:min-label-width="0.635cm"/>
        <style:text-properties style:font-name="Courier New"/>
      </text:list-level-style-bullet>
      <text:list-level-style-bullet text:level="6" text:style-name="WW8Num11z2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8.525cm" text:min-label-width="0.635cm"/>
        <style:text-properties style:font-name="Courier New"/>
      </text:list-level-style-bullet>
      <text:list-level-style-bullet text:level="9" text:style-name="WW8Num11z2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4z1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905cm"/>
        <style:text-properties style:font-name="Symbol"/>
      </text:list-level-style-bullet>
      <text:list-level-style-bullet text:level="2" text:style-name="WW8Num15z0" text:bullet-char="">
        <style:list-level-properties text:space-before="1.905cm" text:min-label-width="0.90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1.588cm" text:min-label-width="0.635cm"/>
      </text:list-level-style-number>
      <text:list-level-style-number text:level="2" style:num-suffix="." style:num-format="a" style:num-letter-sync="true">
        <style:list-level-properties text:space-before="0.599cm" text:min-label-width="0.6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a" style:num-letter-sync="true">
        <style:list-level-properties text:space-before="4.445cm" text:min-label-width="0.635cm"/>
      </text:list-level-style-number>
      <text:list-level-style-bullet text:level="5" text:style-name="WW8Num16z4" text:bullet-char="-">
        <style:list-level-properties text:space-before="5.715cm" text:min-label-width="0.635cm"/>
        <style:text-properties style:font-name="Arial"/>
      </text:list-level-style-bullet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)" style:num-format="a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>
        <style:list-level-properties text:space-before="0.635cm" text:min-label-width="0.635cm"/>
      </text:list-level-style-number>
      <text:list-level-style-bullet text:level="2" text:style-name="WW8Num2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0.651cm" text:min-label-width="0.651cm"/>
        <style:text-properties style:font-name="Symbol"/>
      </text:list-level-style-bullet>
      <text:list-level-style-bullet text:level="2" text:style-name="WW8Num2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suffix=")" style:num-format="a">
        <style:list-level-properties text:space-before="0.651cm" text:min-label-width="0.891cm"/>
      </text:list-level-style-number>
      <text:list-level-style-bullet text:level="2" text:style-name="Bullet_20_Symbols" text:bullet-char="•">
        <style:list-level-properties text:space-before="0.651cm" text:min-label-width="0.651cm"/>
        <style:text-properties fo:font-family="StarSymbol" style:font-charset="x-symbol"/>
      </text:list-level-style-bullet>
      <text:list-level-style-bullet text:level="3" text:style-name="WW8Num29z2" text:bullet-char="">
        <style:list-level-properties text:space-before="2.858cm" text:min-label-width="0.7cm"/>
        <style:text-properties style:font-name="Symbol"/>
      </text:list-level-style-bullet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text:style-name="Numbering_20_Symbols" style:num-prefix=" " style:num-suffix="." style:num-format="1">
        <style:list-level-properties text:min-label-width="0.801cm"/>
      </text:list-level-style-number>
      <text:list-level-style-number text:level="2" text:style-name="Numbering_20_Symbols" style:num-prefix=" " style:num-suffix=")" style:num-format="a">
        <style:list-level-properties text:space-before="0.801cm" text:min-label-width="0.6cm"/>
      </text:list-level-style-number>
      <text:list-level-style-bullet text:level="3" text:style-name="Bullet_20_Symbols" style:num-prefix=" " text:bullet-char="•">
        <style:list-level-properties text:space-before="1.401cm" text:min-label-width="0.4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1.8cm" text:min-label-width="0.4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min-label-width="6.985cm" text:min-label-distance="0.318cm" fo:text-align="end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7.62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8.89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min-label-width="10.795cm" text:min-label-distance="0.318cm" fo:text-align="end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23" text:consecutive-numbering="true">
      <text:list-level-style-bullet text:level="1" text:style-name="WW8Num23z0" text:bullet-char="">
        <style:list-level-properties text:space-before="0.12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3" style:family="table">
      <style:table-properties style:width="15.893cm" table:align="left" style:writing-mode="lr-tb"/>
    </style:style>
    <style:style style:name="Taula3.A" style:family="table-column">
      <style:table-column-properties style:column-width="4.958cm"/>
    </style:style>
    <style:style style:name="Taula3.B" style:family="table-column">
      <style:table-column-properties style:column-width="6.897cm"/>
    </style:style>
    <style:style style:name="Taula3.C" style:family="table-column">
      <style:table-column-properties style:column-width="4.038cm"/>
    </style:style>
    <style:style style:name="Taula3.1" style:family="table-row">
      <style:table-row-properties fo:keep-together="always"/>
    </style:style>
    <style:style style:name="Taula3.A1.1" style:family="table-column">
      <style:table-column-properties style:column-width="1.305cm"/>
    </style:style>
    <style:style style:name="Taula3.A1.2" style:family="table-column">
      <style:table-column-properties style:column-width="3.653cm"/>
    </style:style>
    <style:style style:name="Taula3.A1.1.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ula3.A1.2.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3.A1.2" style:family="table-row">
      <style:table-row-properties style:min-row-height="0.568cm" fo:keep-together="always"/>
    </style:style>
    <style:style style:name="Taula3.A1.1.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ula3.A1.3" style:family="table-row">
      <style:table-row-properties style:min-row-height="0.695cm" fo:keep-together="always"/>
    </style:style>
    <style:style style:name="Taula3.A1.1.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B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.1" style:family="table-row">
      <style:table-row-properties style:min-row-height="0.9cm" fo:keep-together="always"/>
    </style:style>
    <style:style style:name="Taula3.C1.1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C1.2" style:family="table-row">
      <style:table-row-properties style:min-row-height="0.609cm" fo:keep-together="always"/>
    </style:style>
    <style:style style:name="Taula3.C1.1.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</style:style>
    <style:style style:name="MP2" style:family="paragraph" style:parent-style-name="Standard">
      <style:paragraph-properties style:snap-to-layout-grid="false"/>
      <style:text-properties fo:font-size="8pt" style:font-size-asian="8pt"/>
    </style:style>
    <style:style style:name="MP3" style:family="paragraph" style:parent-style-name="Header">
      <style:text-properties fo:font-size="8pt" style:font-size-asian="8pt"/>
    </style:style>
    <style:style style:name="MP4" style:family="paragraph" style:parent-style-name="Heading_20_4">
      <style:paragraph-properties fo:text-align="center" style:justify-single-word="false" style:snap-to-layout-grid="false"/>
      <style:text-properties fo:font-size="8pt" fo:language="fr" fo:country="FR" style:font-size-asian="8pt" style:font-name-complex="Arial" style:font-style-complex="italic"/>
    </style:style>
    <style:style style:name="MP5" style:family="paragraph" style:parent-style-name="Header">
      <style:paragraph-properties fo:text-align="center" style:justify-single-word="false" style:snap-to-layout-grid="false"/>
      <style:text-properties fo:font-size="14pt" fo:font-weight="bold" style:font-size-asian="14pt" style:font-weight-asian="bold" style:font-size-complex="14pt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MP7" style:family="paragraph" style:parent-style-name="Header">
      <style:paragraph-properties fo:text-align="center" style:justify-single-word="false" style:snap-to-layout-grid="false"/>
      <style:text-properties fo:language="fr" fo:country="FR" fo:font-weight="bold" style:font-weight-asian="bold"/>
    </style:style>
    <style:style style:name="MP8" style:family="paragraph" style:parent-style-name="Standard">
      <style:paragraph-properties fo:text-align="center" style:justify-single-word="false"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fo:font-size="9pt" style:font-size-asian="9pt" style:font-weight-complex="bold"/>
    </style:style>
    <style:style style:name="MT1" style:family="text">
      <style:text-properties fo:font-size="9pt" fo:language="fr" fo:country="FR" fo:font-weight="bold" style:font-size-asian="9pt" style:font-weight-asian="bold"/>
    </style:style>
    <style:style style:name="MT2" style:family="text">
      <style:text-properties fo:font-size="9pt" fo:font-weight="bold" style:font-size-asian="9pt" style:font-weight-asian="bold"/>
    </style:style>
    <style:style style:name="MT3" style:family="text">
      <style:text-properties officeooo:rsid="001eee3a"/>
    </style:style>
    <style:style style:name="MT4" style:family="text">
      <style:text-properties fo:font-size="10pt" fo:language="fr" fo:country="FR" style:font-size-asian="10pt" style:font-name-complex="Arial" style:font-weight-complex="bold"/>
    </style:style>
    <style:style style:name="MT5" style:family="text">
      <style:text-properties officeooo:rsid="0020101d"/>
    </style:style>
    <style:style style:name="M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896cm" draw:visible-area-height="1.002cm"/>
    </style:style>
    <style:page-layout style:name="Mpm1">
      <style:page-layout-properties fo:page-width="20.999cm" fo:page-height="29.699cm" style:num-format="1" style:print-orientation="portrait" fo:margin-top="1.251cm" fo:margin-bottom="2.50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3" table:style-name="Taula3">
          <table:table-column table:style-name="Taula3.A"/>
          <table:table-column table:style-name="Taula3.B"/>
          <table:table-column table:style-name="Taula3.C"/>
          <table:table-row table:style-name="Taula3.1">
            <table:table-cell>
              <table:table table:is-sub-table="true">
                <table:table-column table:style-name="Taula3.A1.1"/>
                <table:table-column table:style-name="Taula3.A1.2"/>
                <table:table-row table:style-name="Taula3.1">
                  <table:table-cell table:style-name="Taula3.A1.1.1" office:value-type="string">
                    <text:p text:style-name="MP1"><draw:frame draw:style-name="Mfr1" draw:name="Objecte1" text:anchor-type="as-char" svg:width="0.953cm" svg:height="0.954cm" draw:z-index="2"><draw:object-ole xlink:href="./Object 1" xlink:type="simple" xlink:show="embed" xlink:actuate="onLoad"/><draw:image xlink:href="./ObjectReplacements/Object 1" xlink:type="simple" xlink:show="embed" xlink:actuate="onLoad"/></draw:frame></text:p>
                  </table:table-cell>
                  <table:table-cell table:style-name="Taula3.A1.2.1" office:value-type="string">
                    <text:p text:style-name="MP2">Generalitat de Catalunya</text:p>
                    <text:p text:style-name="MP3">Departament d’Educació</text:p>
                  </table:table-cell>
                </table:table-row>
                <table:table-row table:style-name="Taula3.A1.2">
                  <table:table-cell table:style-name="Taula3.A1.1.2" table:number-columns-spanned="2" office:value-type="string">
                    <text:h text:style-name="MP4" text:outline-level="4">IES Nicolau Copèrnic</text:h>
                  </table:table-cell>
                  <table:covered-table-cell/>
                </table:table-row>
                <table:table-row table:style-name="Taula3.A1.3">
                  <table:table-cell table:style-name="Taula3.A1.1.3" table:number-columns-spanned="2" office:value-type="string">
                    <text:p text:style-name="MP1"><text:span text:style-name="MT1">Departament d’i</text:span><text:span text:style-name="MT2">nformàtica</text:span></text:p>
                  </table:table-cell>
                  <table:covered-table-cell/>
                </table:table-row>
              </table:table>
            </table:table-cell>
            <table:table-cell table:style-name="Taula3.B1" office:value-type="string">
              <text:p text:style-name="MP5"><text:s/></text:p>
              <text:p text:style-name="MP6">UF1NF1 <text:span text:style-name="MT3">XML</text:span></text:p>
            </table:table-cell>
            <table:table-cell>
              <table:table table:is-sub-table="true">
                <table:table-column table:style-name="Taula3.C"/>
                <table:table-row table:style-name="Taula3.C1.1">
                  <table:table-cell table:style-name="Taula3.C1.1.1" office:value-type="string">
                    <text:p text:style-name="MP7">ASIX – Mòdul M04</text:p>
                  </table:table-cell>
                </table:table-row>
                <table:table-row table:style-name="Taula3.C1.2">
                  <table:table-cell table:style-name="Taula3.C1.1.2" office:value-type="string">
                    <text:p text:style-name="MP8"><text:span text:style-name="MT4">Pàgina </text:span><text:span text:style-name="MT4"><text:page-number text:select-page="current">3</text:page-number></text:span><text:span text:style-name="MT4"><text:s/>de </text:span><text:span text:style-name="MT4"><text:page-count style:num-format="1">3</text:page-count></text:span></text:p>
                  </table:table-cell>
                </table:table-row>
                <table:table-row table:style-name="Taula3.1">
                  <table:table-cell table:style-name="Taula3.C1.1.2" office:value-type="string">
                    <text:p text:style-name="MP9">Curs: 201<text:span text:style-name="MT5">9</text:span>-20<text:span text:style-name="MT5">20</text:span></text:p>
                    <text:p text:style-name="MP9"/>
                  </table:table-cell>
                </table:table-row>
              </table:table>
            </table:table-cell>
          </table:table-row>
        </table:table>
        <text:p text:style-name="MP3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A 2: ESTUDI DE CABLES</dc:title>
    <meta:initial-creator> ies la merce</meta:initial-creator>
    <meta:creation-date>2008-09-29T14:28:00</meta:creation-date>
    <dc:date>2019-09-16T20:14:37.801864860</dc:date>
    <meta:print-date>2007-10-09T11:43:00</meta:print-date>
    <dc:language>ca-ES</dc:language>
    <meta:editing-cycles>105</meta:editing-cycles>
    <meta:editing-duration>PT19H2M5S</meta:editing-duration>
    <meta:document-statistic meta:table-count="2" meta:image-count="0" meta:object-count="1" meta:page-count="3" meta:paragraph-count="86" meta:word-count="682" meta:character-count="4054" meta:non-whitespace-character-count="3449"/>
    <meta:user-defined meta:name="Info 1"/>
    <meta:user-defined meta:name="Info 2"/>
    <meta:user-defined meta:name="Info 3"/>
    <meta:user-defined meta:name="Info 4"/>
  </office:meta>
</office:document-meta>
</file>